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t numeroSecreto = Math.floor(Math.random() * 10) + 1;</text:p>
      <text:p text:style-name="Standard">let tentativas = 0;</text:p>
      <text:p text:style-name="Standard"/>
      <text:p text:style-name="Standard">function verificarPalpite() {</text:p>
      <text:p text:style-name="Standard"><text:s text:c="2"/>const palpite = parseInt(document.getElementById("palpite").value);</text:p>
      <text:p text:style-name="Standard"><text:s text:c="2"/>const mensagem = document.getElementById("mensagem");</text:p>
      <text:p text:style-name="Standard"><text:s text:c="2"/>const botao = document.getElementById("enviarBtn");</text:p>
      <text:p text:style-name="Standard"/>
      <text:p text:style-name="Standard"><text:s text:c="2"/>tentativas++;</text:p>
      <text:p text:style-name="Standard"/>
      <text:p text:style-name="Standard"><text:s text:c="2"/>if (palpite === numeroSecreto) {</text:p>
      <text:p text:style-name="Standard"><text:s text:c="4"/>mensagem.textContent = `Parabéns! Você acertou o número ${numeroSecreto}! 🎉`;</text:p>
      <text:p text:style-name="Standard"><text:s text:c="4"/>botao.disabled = true;</text:p>
      <text:p text:style-name="Standard"><text:s text:c="2"/>} else {</text:p>
      <text:p text:style-name="Standard"><text:s text:c="4"/>if (tentativas &gt;= 3) {</text:p>
      <text:p text:style-name="Standard"><text:s text:c="6"/>mensagem.textContent = `Você errou 3 vezes. O número era ${numeroSecreto}. 😢`;</text:p>
      <text:p text:style-name="Standard"><text:s text:c="6"/>botao.disabled = true;</text:p>
      <text:p text:style-name="Standard"><text:s text:c="4"/>} else {</text:p>
      <text:p text:style-name="Standard"><text:s text:c="6"/>mensagem.textContent = `Errado! Você tem ${3 - tentativas} tentativa(s) restante(s).`;</text:p>
      <text:p text:style-name="Standard"><text:s text:c="4"/>}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8:30:15.299790559</meta:creation-date>
    <dc:date>2025-05-28T18:30:51.867105621</dc:date>
    <meta:editing-duration>PT38S</meta:editing-duration>
    <meta:editing-cycles>1</meta:editing-cycles>
    <meta:document-statistic meta:table-count="0" meta:image-count="0" meta:object-count="0" meta:page-count="1" meta:paragraph-count="19" meta:word-count="83" meta:character-count="697" meta:non-whitespace-character-count="581"/>
    <meta:generator>LibreOffice/24.2.7.2$Linux_X86_64 LibreOffice_project/420$Build-2</meta:generator>
  </office:meta>
</office:document-meta>
</file>